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1" svg:font-family="Arial" style:font-family-generic="swiss"/>
    <style:font-face style:name="Arial2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4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8438in" fo:margin-left="-0.0785in" fo:margin-top="0in" fo:margin-bottom="0in" table:align="left"/>
    </style:style>
    <style:style style:name="Table1.A" style:family="table-column">
      <style:table-column-properties style:column-width="3.421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 fo:keep-together="auto" fo:orphans="0" fo:widows="0" fo:keep-with-next="auto"/>
    </style:style>
    <style:style style:name="P2" style:family="paragraph" style:parent-style-name="Standard">
      <style:paragraph-properties fo:margin-top="0in" fo:margin-bottom="0in" loext:contextual-spacing="false" fo:line-height="115%" fo:keep-together="auto" fo:orphans="0" fo:widows="0" fo:keep-with-next="auto"/>
    </style:style>
    <style:style style:name="P3" style:family="paragraph" style:parent-style-name="Standard">
      <style:paragraph-properties fo:margin-top="0in" fo:margin-bottom="0in" loext:contextual-spacing="false" fo:line-height="115%" fo:keep-together="auto" fo:orphans="0" fo:widows="0" fo:break-before="page" fo:keep-with-next="auto"/>
    </style:style>
    <style:style style:name="P4" style:family="paragraph" style:parent-style-name="Standard" style:master-page-name="Standard">
      <style:paragraph-properties fo:margin-top="0in" fo:margin-bottom="0in" loext:contextual-spacing="false" fo:keep-together="auto" fo:orphans="0" fo:widows="0" style:page-number="1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keep-together="auto" fo:orphans="0" fo:widows="0" fo:text-indent="0.5in" style:auto-text-indent="fals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keep-together="auto" fo:orphans="0" fo:widows="0" fo:text-indent="0in" style:auto-text-indent="false" fo:keep-with-next="auto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line-height="115%" fo:keep-together="auto" fo:orphans="0" fo:widows="0" fo:text-indent="-0.25in" style:auto-text-indent="false" fo:keep-with-next="auto"/>
    </style:style>
    <style:style style:name="P8" style:family="paragraph">
      <loext:graphic-properties draw:fill="solid" draw:fill-color="#cfe2f3"/>
      <style:paragraph-properties fo:text-align="start"/>
    </style:style>
    <style:style style:name="P9" style:family="paragraph">
      <style:paragraph-properties fo:margin-top="0in" fo:margin-bottom="0in" fo:line-height="100%" fo:text-align="center"/>
    </style:style>
    <style:style style:name="P10" style:family="paragraph">
      <loext:graphic-properties draw:fill="solid" draw:fill-color="#cfe2f3"/>
      <style:paragraph-properties fo:margin-top="0in" fo:margin-bottom="0in" fo:line-height="100%" fo:text-align="center"/>
    </style:style>
    <style:style style:name="P11" style:family="paragraph">
      <style:paragraph-properties fo:margin-top="0in" fo:margin-bottom="0in" fo:line-height="100%" fo:text-align="start"/>
    </style:style>
    <style:style style:name="P12" style:family="paragraph">
      <loext:graphic-properties draw:fill="none"/>
      <style:paragraph-properties fo:margin-top="0in" fo:margin-bottom="0in" fo:line-height="100%" fo:text-align="start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3" style:family="text">
      <style:text-properties style:font-name="Calibri" style:font-name-asian="Calibri1" style:font-name-complex="Calibri1"/>
    </style:style>
    <style:style style:name="T4" style:family="text">
      <style:text-properties style:font-name="Calibri" fo:font-style="italic" fo:font-weight="bold" style:font-name-asian="Calibri1" style:font-style-asian="italic" style:font-weight-asian="bold" style:font-name-complex="Calibri1"/>
    </style:style>
    <style:style style:name="T5" style:family="text">
      <style:text-properties style:font-name="Calibri" style:text-underline-style="none" style:font-name-asian="Calibri1" style:font-name-complex="Calibri1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Arial3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3" fo:font-size="11pt" fo:letter-spacing="normal" fo:font-style="normal" style:text-underline-style="none" fo:font-weight="bold" style:font-name-asian="Arial3" style:font-size-asian="11pt" style:font-style-asian="normal" style:font-weight-asian="bold" style:font-name-complex="Arial3" style:font-size-complex="11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3" fo:font-size="11pt" fo:letter-spacing="normal" fo:font-style="italic" style:text-underline-style="none" fo:font-weight="bold" style:font-name-asian="Arial3" style:font-size-asian="11pt" style:font-style-asian="italic" style:font-weight-asian="bold" style:font-name-complex="Arial3" style:font-size-complex="11pt" style:font-style-complex="italic" style:font-weight-complex="bold"/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9in" svg:stroke-color="#000000" draw:stroke-linejoin="round" draw:fill="solid" draw:fill-color="#cfe2f3" draw:textarea-vertical-align="middle" draw:auto-grow-height="false" draw:fit-to-size="false" fo:min-height="5.3736in" fo:min-width="6.8425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209in" svg:stroke-color="#000000" draw:stroke-linejoin="round" draw:fill="solid" draw:fill-color="#cfe2f3" draw:textarea-vertical-align="middle" draw:auto-grow-height="false" draw:fit-to-size="false" fo:min-height="1.1484in" fo:min-width="0.4472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209in" svg:stroke-color="#000000" draw:stroke-linejoin="round" draw:fill="solid" draw:fill-color="#cfe2f3" draw:textarea-vertical-align="middle" draw:auto-grow-height="false" draw:fit-to-size="false" fo:min-height="1.1484in" fo:min-width="1.0917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209in" svg:stroke-color="#000000" draw:stroke-linejoin="round" draw:fill="solid" draw:fill-color="#cfe2f3" draw:textarea-vertical-align="middle" draw:auto-grow-height="false" draw:fit-to-size="false" fo:min-height="1.1484in" fo:min-width="1.3236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209in" svg:stroke-color="#000000" draw:stroke-linejoin="round" draw:fill="solid" draw:fill-color="#cfe2f3" draw:textarea-vertical-align="middle" draw:auto-grow-height="false" draw:fit-to-size="false" fo:min-height="1.1484in" fo:min-width="1.2484in" fo:padding-top="0.1in" fo:padding-bottom="0.1in" fo:padding-left="0.1in" fo:padding-right="0.1in" fo:wrap-option="wrap" style:run-through="foreground"/>
    </style:style>
    <style:style style:name="gr7" style:family="graphic">
      <style:graphic-properties draw:stroke="none" svg:stroke-width="0in" draw:fill="none" draw:textarea-vertical-align="top" draw:auto-grow-height="false" draw:fit-to-size="false" fo:min-height="0.3016in" fo:min-width="0.5945in" fo:padding-top="0.1in" fo:padding-bottom="0.1in" fo:padding-left="0.1in" fo:padding-right="0.1in" fo:wrap-option="wrap" style:run-through="foreground"/>
    </style:style>
    <style:style style:name="gr8" style:family="graphic">
      <style:graphic-properties draw:stroke="none" svg:stroke-width="0in" draw:fill="none" draw:textarea-vertical-align="top" draw:auto-grow-height="false" draw:fit-to-size="false" fo:min-height="0.3016in" fo:min-width="0.8925in" fo:padding-top="0.1in" fo:padding-bottom="0.1in" fo:padding-left="0.1in" fo:padding-right="0.1in" fo:wrap-option="wrap" style:run-through="foreground"/>
    </style:style>
    <style:style style:name="gr9" style:family="graphic">
      <style:graphic-properties draw:stroke="none" svg:stroke-width="0in" draw:fill="none" draw:textarea-vertical-align="top" draw:auto-grow-height="false" draw:fit-to-size="false" fo:min-height="0.3016in" fo:min-width="0.8929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none" svg:stroke-width="0in" draw:fill="none" draw:textarea-vertical-align="top" draw:auto-grow-height="false" draw:fit-to-size="false" fo:min-height="0.3016in" fo:min-width="1.0917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none" svg:stroke-width="0in" draw:fill="none" draw:textarea-vertical-align="top" draw:auto-grow-height="false" draw:fit-to-size="false" fo:min-height="0.3016in" fo:min-width="1.2484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Провода йдуть з комутаційних щитків на горищі до серверної:</text:span></text:p>
      <text:p text:style-name="P1"><text:span text:style-name="T1">Силова </text:span><text:span text:style-name="T2">#1</text:span> (2*2.5 занижені) - </text:p>
      <text:p text:style-name="P5">СВІТЛО [<text:span text:style-name="T1">T</text:span> туалет, <text:span text:style-name="T1">S</text:span> спальня, <text:span text:style-name="T1">G</text:span> гостьова, <text:span text:style-name="T1">V</text:span> вітальня, <text:span text:style-name="T1">B</text:span> ванна, <text:span text:style-name="T1">K</text:span> кухня, <text:s/><text:span text:style-name="T1">C</text:span> дитяча]</text:p>
      <text:p text:style-name="P1"><text:span text:style-name="T1">Силова </text:span><text:span text:style-name="T2">#2</text:span> (2*2.5 занижені) - </text:p>
      <text:p text:style-name="P5">РОЗЕТКИ [<text:span text:style-name="T1">V</text:span> вітальня (SV6+MV1), <text:span text:style-name="T1">S</text:span> спальня, <text:span text:style-name="T1">G</text:span> гостьова]</text:p>
      <text:p text:style-name="P1"><text:span text:style-name="T1">Силова </text:span><text:span text:style-name="T2">#3</text:span> (2*2.5 занижені) - </text:p>
      <text:p text:style-name="P5">РОЗЕТКИ [<text:span text:style-name="T1">T</text:span> туалет, <text:span text:style-name="T1">B</text:span> ванна, <text:span text:style-name="T1">C</text:span> дитяча]</text:p>
      <text:p text:style-name="P1"><text:span text:style-name="T1">Силова </text:span><text:span text:style-name="T2">#4</text:span> (2*2.5 повні, сірий кабель) - </text:p>
      <text:p text:style-name="P5">РОЗЕТКИ [<text:span text:style-name="T1">K</text:span> кухня (окрім SK6)]</text:p>
      <text:p text:style-name="P1"/>
      <text:p text:style-name="P1"><text:span text:style-name="T1">Провода з серверного комутаційного щитка:</text:span></text:p>
      <text:p text:style-name="P1"><text:span text:style-name="T1">Силова </text:span><text:span text:style-name="T2">#5</text:span> - </text:p>
      <text:p text:style-name="P5">СВІТЛО [<text:span text:style-name="T1">U</text:span> прохожа, <text:span text:style-name="T1">H</text:span> Сходова, Сходова - на дворі]</text:p>
      <text:p text:style-name="P1"><text:span text:style-name="T1">Силова </text:span><text:span text:style-name="T2">#6</text:span> - </text:p>
      <text:p text:style-name="P5">РОЗЕТКИ [<text:span text:style-name="T1">U</text:span> прохожа, <text:span text:style-name="T1">H</text:span> Сходова, <text:span text:style-name="T1">V</text:span> вітальня (окрім SV6+MV1)]</text:p>
      <text:p text:style-name="P6"><text:span text:style-name="T1">Силова </text:span><text:span text:style-name="T2">#7</text:span> -</text:p>
      <text:p text:style-name="P6"><text:tab/>РОЗЕТКИ [<text:span text:style-name="T1">K</text:span> кухня (SK6-через BV13 + SK8)]</text:p>
      <text:p text:style-name="P6"><text:span text:style-name="T1">Силова </text:span><text:span text:style-name="T2">#8</text:span><text:span text:style-name="T1"> -</text:span></text:p>
      <text:p text:style-name="P6"><text:tab/>РОЗЕТКИ + СВІТЛО [<text:span text:style-name="T1">E</text:span> ДВІР]</text:p>
      <text:p text:style-name="P6"/>
      <text:p text:style-name="P6"><text:span text:style-name="T1">Схема зєднання силових ліній в розподільчому щитку:</text:span></text:p>
      <text:p text:style-name="P6"><text:span text:style-name="T2">#3</text:span> (розетки <text:span text:style-name="T1">T,B,C</text:span>)<text:tab/><text:tab/><text:tab/><text:tab/>&lt;- 10A[1]<text:tab/>&lt;- 10mA[1] <text:tab/>&lt;- 30mA[1]</text:p>
      <text:p text:style-name="P1"><text:span text:style-name="T2">#1</text:span> (світ <text:span text:style-name="T1">T,S,G,V,B,K,C</text:span>) + <text:span text:style-name="T2">#5</text:span> (світ <text:span text:style-name="T1">U,H</text:span>)<text:tab/>&lt;- <text:s text:c="2"/>6A[1] <text:tab/>&lt;- 10mA[1] <text:tab/>&lt;- 30mA[1]</text:p>
      <text:p text:style-name="P1"><text:span text:style-name="T2">#8</text:span> (роз,світ <text:span text:style-name="T1">E</text:span>)<text:tab/><text:tab/><text:tab/><text:tab/>&lt;- <text:s text:c="2"/>6A[2]<text:tab/><text:tab/><text:tab/>&lt;- 30mA[1]</text:p>
      <text:p text:style-name="P1"><text:span text:style-name="T2">#4</text:span> (роз <text:span text:style-name="T1">K</text:span>) + <text:span text:style-name="T2">#7</text:span> (роз <text:span text:style-name="T1">K</text:span>)<text:tab/><text:tab/><text:tab/>&lt;- 16A[1]<text:tab/><text:tab/><text:tab/>&lt;- 30mA[1]</text:p>
      <text:p text:style-name="P6"><text:soft-page-break/><text:span text:style-name="T2">#2</text:span> (роз <text:span text:style-name="T1">V,S,G</text:span>) + <text:span text:style-name="T2">#6</text:span> (роз <text:span text:style-name="T1">U,H,V</text:span>)<text:tab/><text:tab/>&lt;- 10A[2]<text:tab/><text:tab/><text:tab/>&lt;- 30mA[1]</text:p>
      <text:p text:style-name="P6"/>
      <text:p text:style-name="P6">-----------------------------------------------------------</text:p>
      <text:p text:style-name="P2"><text:span text:style-name="T3">Reference (see General manual for Electricity)</text:span></text:p>
      <table:table table:name="Table1" table:style-name="Table1">
        <table:table-column table:style-name="Table1.A" table:number-columns-repeated="2"/>
        <text:soft-page-break/>
        <table:table-row table:style-name="Table1.1">
          <table:table-cell table:style-name="Table1.A1" office:value-type="string">
            <text:list xml:id="list2111415939426153925" text:style-name="WWNum1">
              <text:list-item>
                <text:p text:style-name="P7"><text:span text:style-name="T3">K – Кухня</text:span></text:p>
              </text:list-item>
              <text:list-item>
                <text:p text:style-name="P7"><text:span text:style-name="T3">T – Туалет</text:span></text:p>
              </text:list-item>
              <text:list-item>
                <text:p text:style-name="P7"><text:span text:style-name="T4">B</text:span><text:span text:style-name="T3"> – Ванна</text:span></text:p>
              </text:list-item>
              <text:list-item>
                <text:p text:style-name="P7"><text:span text:style-name="T3">H– Сходова (на всіх рівнях)</text:span></text:p>
              </text:list-item>
              <text:list-item>
                <text:p text:style-name="P7"><text:span text:style-name="T4">M</text:span><text:span text:style-name="T3"> – Серверна, котєльня</text:span></text:p>
              </text:list-item>
              <text:list-item>
                <text:p text:style-name="P7"><text:span text:style-name="T3">D–Гараж</text:span></text:p>
              </text:list-item>
            </text:list>
          </table:table-cell>
          <table:table-cell table:style-name="Table1.A1" office:value-type="string">
            <text:list xml:id="list125746066713385" text:continue-numbering="true" text:style-name="WWNum1">
              <text:list-item>
                <text:p text:style-name="P7"><text:span text:style-name="T4">V</text:span><text:span text:style-name="T3"> – Вітальня</text:span></text:p>
              </text:list-item>
              <text:list-item>
                <text:p text:style-name="P7"><text:span text:style-name="T4">S</text:span><text:span text:style-name="T3"> – Спальня</text:span></text:p>
              </text:list-item>
              <text:list-item>
                <text:p text:style-name="P7"><text:span text:style-name="T3">G – Гостьова</text:span></text:p>
              </text:list-item>
              <text:list-item>
                <text:p text:style-name="P7"><text:span text:style-name="T3">C – Дитяча</text:span></text:p>
              </text:list-item>
              <text:list-item>
                <text:p text:style-name="P7"><text:span text:style-name="T3">U – гардеробна/прохожа</text:span></text:p>
              </text:list-item>
              <text:list-item>
                <text:p text:style-name="P7"><text:span text:style-name="T3">A – кімната за гаражом</text:span></text:p>
              </text:list-item>
              <text:list-item>
                <text:p text:style-name="P7"><text:span text:style-name="T3">E - Exterior (Двір)</text:span></text:p>
              </text:list-item>
            </text:list>
          </table:table-cell>
        </table:table-row>
      </table:table>
      <text:p text:style-name="P2"><text:soft-page-break/></text:p>
      <text:p text:style-name="Standard"/>
      <text:p text:style-name="P3"/>
      <text:p text:style-name="P2"><draw:g text:anchor-type="as-char" svg:y="0in" draw:z-index="0" draw:style-name="gr1"><draw:custom-shape draw:name="Shape 2" draw:style-name="gr2" draw:text-style-name="P8" svg:width="7.0421in" svg:height="5.5732in" svg:x="0in" svg:y="0in"><text:p text:style-name="P1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3" draw:text-style-name="P10" svg:width="0.6469in" svg:height="1.348in" svg:x="0.1335in" svg:y="0.1791in"><text:p text:style-name="P9"><text:span text:style-name="T6">10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3" draw:text-style-name="P10" svg:width="0.6469in" svg:height="1.348in" svg:x="0.8307in" svg:y="0.1791in"><text:p text:style-name="P9"><text:span text:style-name="T6">6А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" draw:style-name="gr4" draw:text-style-name="P10" svg:width="1.2913in" svg:height="1.348in" svg:x="1.5283in" svg:y="0.1791in"><text:p text:style-name="P9"><text:span text:style-name="T6">УЗО</text:span></text:p><text:p text:style-name="P9"><text:span text:style-name="T6">10m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" draw:style-name="gr3" draw:text-style-name="P10" svg:width="0.6469in" svg:height="1.348in" svg:x="2.8693in" svg:y="0.1791in"><text:p text:style-name="P9"><text:span text:style-name="T6">6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" draw:style-name="gr3" draw:text-style-name="P10" svg:width="0.6469in" svg:height="1.348in" svg:x="3.5673in" svg:y="0.1791in"><text:p text:style-name="P9"><text:span text:style-name="T6">16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8" draw:style-name="gr3" draw:text-style-name="P10" svg:width="0.6469in" svg:height="1.348in" svg:x="4.2654in" svg:y="0.1791in"><text:p text:style-name="P9"><text:span text:style-name="T6">10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9" draw:style-name="gr5" draw:text-style-name="P10" svg:width="1.5232in" svg:height="1.348in" svg:x="0.8811in" svg:y="3.4665in"><text:p text:style-name="P9"><text:span text:style-name="T6">Реле напруги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0" draw:style-name="gr4" draw:text-style-name="P10" svg:width="1.2913in" svg:height="1.348in" svg:x="4.052in" svg:y="3.4665in"><text:p text:style-name="P9"><text:span text:style-name="T6">УЗО</text:span></text:p><text:p text:style-name="P9"><text:span text:style-name="T6">30m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1" draw:style-name="gr6" draw:text-style-name="P10" svg:width="1.448in" svg:height="1.348in" svg:x="5.4528in" svg:y="3.4665in"><text:p text:style-name="P9"><text:span text:style-name="T6">Перемикач фаз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2" draw:style-name="gr7" draw:text-style-name="P12" svg:width="0.7941in" svg:height="0.5012in" svg:x="0.7575in" svg:y="1.4839in"><text:p text:style-name="P11"><text:span text:style-name="T7">Світло:</text:span></text:p><text:p text:style-name="P11"><text:span text:style-name="T7">Все</text:span></text:p><text:p text:style-name="P11"><text:span text:style-name="T7"/></text:p><text:p text:style-name="P11"><text:span text:style-name="T7"><text:s/></text:span><text:span text:style-name="T8">#1</text:span><text:span text:style-name="T7"> <text:s/></text:span><text:span text:style-name="T8">#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3" draw:style-name="gr8" draw:text-style-name="P12" svg:width="1.0921in" svg:height="0.5012in" svg:x="0in" svg:y="1.4839in"><text:p text:style-name="P11"><text:span text:style-name="T7">Розетки:</text:span></text:p><text:p text:style-name="P11"><text:span text:style-name="T7">*Туалет</text:span></text:p><text:p text:style-name="P11"><text:span text:style-name="T7">*Ванна</text:span></text:p><text:p text:style-name="P11"><text:span text:style-name="T7">*Дитяча</text:span></text:p><text:p text:style-name="P11"><text:span text:style-name="T7"/></text:p><text:p text:style-name="P11"><text:span text:style-name="T8"><text:s text:c="5"/></text:span><text:span text:style-name="T8">#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4" draw:style-name="gr8" draw:text-style-name="P12" svg:width="1.0921in" svg:height="0.5012in" svg:x="4.1516in" svg:y="1.4839in"><text:p text:style-name="P11"><text:span text:style-name="T7">Розетки:</text:span></text:p><text:p text:style-name="P11"><text:span text:style-name="T7">*Вітальня</text:span></text:p><text:p text:style-name="P11"><text:span text:style-name="T7">*Спальня</text:span></text:p><text:p text:style-name="P11"><text:span text:style-name="T7">*Гостьова</text:span></text:p><text:p text:style-name="P11"><text:span text:style-name="T7">*Прихожа</text:span></text:p><text:p text:style-name="P11"><text:span text:style-name="T7">*Сходова</text:span></text:p><text:p text:style-name="P11"><text:span text:style-name="T7"/></text:p><text:p text:style-name="P11"><text:span text:style-name="T7"><text:s text:c="2"/></text:span><text:span text:style-name="T8">#2 <text:s/>#6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5" draw:style-name="gr9" draw:text-style-name="P12" svg:width="1.0925in" svg:height="0.5012in" svg:x="3.45in" svg:y="1.4839in"><text:p text:style-name="P11"><text:span text:style-name="T7">Розетки:</text:span></text:p><text:p text:style-name="P11"><text:span text:style-name="T7">*Кухня</text:span></text:p><text:p text:style-name="P11"><text:span text:style-name="T7"/></text:p><text:p text:style-name="P11"><text:span text:style-name="T7"><text:s/></text:span><text:span text:style-name="T7">#4 <text:s/>#7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6" draw:style-name="gr10" draw:text-style-name="P12" svg:width="1.2913in" svg:height="0.5012in" svg:x="1.5835in" svg:y="1.4839in"><text:p text:style-name="P11"><text:span text:style-name="T7">На два зліва автомати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7" draw:style-name="gr11" draw:text-style-name="P12" svg:width="1.448in" svg:height="0.5012in" svg:x="4.052in" svg:y="4.7689in"><text:p text:style-name="P11"><text:span text:style-name="T7">На всі автомати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8" draw:style-name="gr9" draw:text-style-name="P12" svg:width="1.0925in" svg:height="0.5012in" svg:x="2.7693in" svg:y="1.4839in"><text:p text:style-name="P11"><text:span text:style-name="T7">Розетки</text:span></text:p><text:p text:style-name="P11"><text:span text:style-name="T7">+Світло:</text:span></text:p><text:p text:style-name="P11"><text:span text:style-name="T7">*Двір</text:span></text:p><text:p text:style-name="P11"><text:span text:style-name="T7"/></text:p><text:p text:style-name="P11"><text:span text:style-name="T7"><text:s text:c="4"/></text:span><text:span text:style-name="T8">#8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1" svg:font-family="Arial" style:font-family-generic="swiss"/>
    <style:font-face style:name="Arial2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4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4" style:font-size-asian="11pt" style:language-asian="zh" style:country-asian="CN" style:font-style-asian="normal" style:font-weight-asian="normal" style:font-name-complex="Arial4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4" style:font-size-asian="11pt" style:language-asian="zh" style:country-asian="CN" style:font-style-asian="normal" style:font-weight-asian="normal" style:font-name-complex="Arial4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style:font-name-asian="Arial4" style:font-family-asian="Arial" style:font-family-generic-asian="system" style:font-pitch-asian="variable" style:font-size-asian="11pt" style:font-style-asian="normal" style:font-weight-asian="normal" style:font-name-complex="Arial4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4" style:font-family-asian="Arial" style:font-family-generic-asian="system" style:font-pitch-asian="variable" style:font-size-asian="11pt" style:font-style-asian="normal" style:font-weight-asian="normal" style:font-name-complex="Arial4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4" style:font-family-asian="Arial" style:font-family-generic-asian="system" style:font-pitch-asian="variable" style:font-size-asian="11pt" style:font-style-asian="normal" style:font-weight-asian="normal" style:font-name-complex="Arial4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4" style:font-family-asian="Arial" style:font-family-generic-asian="system" style:font-pitch-asian="variable" style:font-size-asian="11pt" style:font-style-asian="normal" style:font-weight-asian="normal" style:font-name-complex="Arial4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4" style:font-family-asian="Arial" style:font-family-generic-asian="system" style:font-pitch-asian="variable" style:font-size-asian="11pt" style:font-style-asian="normal" style:font-weight-asian="normal" style:font-name-complex="Arial4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4" style:font-family-asian="Arial" style:font-family-generic-asian="system" style:font-pitch-asian="variable" style:font-size-asian="11pt" style:font-style-asian="normal" style:font-weight-asian="normal" style:font-name-complex="Arial4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4" style:font-family-asian="Arial" style:font-family-generic-asian="system" style:font-pitch-asian="variable" style:font-size-asian="11pt" style:font-style-asian="normal" style:font-weight-asian="normal" style:font-name-complex="Arial4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4" style:font-family-asian="Arial" style:font-family-generic-asian="system" style:font-pitch-asian="variable" style:font-size-asian="11pt" style:font-style-asian="normal" style:font-weight-asian="normal" style:font-name-complex="Arial4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4" style:font-family-asian="Arial" style:font-family-generic-asian="system" style:font-pitch-asian="variable" style:font-size-asian="11pt" style:font-style-asian="normal" style:font-weight-asian="normal" style:font-name-complex="Arial4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40" meta:word-count="225" meta:character-count="1281" meta:non-whitespace-character-count="1068"/>
    <meta:generator>LibreOfficeDev/5.1.0.3$Linux_X86_64 LibreOffice_project/</meta:generator>
  </office:meta>
</office:document-meta>
</file>